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/>
    <style:font-face style:name="Gargi-1.2b1" svg:font-family="Gargi-1.2b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Tableau1" style:family="table">
      <style:table-properties style:width="6.9389in" fo:margin-left="-0.2507in" table:align="left"/>
    </style:style>
    <style:style style:name="Tableau1.A" style:family="table-column">
      <style:table-column-properties style:column-width="0.4806in"/>
    </style:style>
    <style:style style:name="Tableau1.B" style:family="table-column">
      <style:table-column-properties style:column-width="0.1764in"/>
    </style:style>
    <style:style style:name="Tableau1.C" style:family="table-column">
      <style:table-column-properties style:column-width="0.2007in"/>
    </style:style>
    <style:style style:name="Tableau1.D" style:family="table-column">
      <style:table-column-properties style:column-width="0.2in"/>
    </style:style>
    <style:style style:name="Tableau1.E" style:family="table-column">
      <style:table-column-properties style:column-width="0.2083in"/>
    </style:style>
    <style:style style:name="Tableau1.1" style:family="table-row">
      <style:table-row-properties style:min-row-height="0.1285in"/>
    </style:style>
    <style:style style:name="Tableau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1.Z1" style:family="table-cell">
      <style:table-cell-properties fo:padding="0.0382in" fo:border="0.05pt solid #000000"/>
    </style:style>
    <style:style style:name="Tableau1.2" style:family="table-row">
      <style:table-row-properties style:min-row-height="0.2201in"/>
    </style:style>
    <style:style style:name="Tableau1.A2" style:family="table-cell">
      <style:table-cell-properties fo:background-color="#996633" fo:padding="0.0382in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background-color="#dc2300" fo:padding="0.0382in" fo:border-left="0.05pt solid #000000" fo:border-right="none" fo:border-top="none" fo:border-bottom="0.05pt solid #000000">
        <style:background-image/>
      </style:table-cell-properties>
    </style:style>
    <style:style style:name="Tableau1.R2" style:family="table-cell">
      <style:table-cell-properties fo:background-color="#23b8d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au1.Y2" style:family="table-cell">
      <style:table-cell-properties fo:background-color="#23b8dc" fo:padding="0.0382in" fo:border="0.05pt solid #000000">
        <style:background-image/>
      </style:table-cell-properties>
    </style:style>
    <style:style style:name="Tableau1.Z2" style:family="table-cell">
      <style:table-cell-properties fo:background-color="#23ff23" fo:padding="0.0382in" fo:border-left="0.05pt solid #000000" fo:border-right="none" fo:border-top="none" fo:border-bottom="0.05pt solid #000000">
        <style:background-image/>
      </style:table-cell-properties>
    </style:style>
    <style:style style:name="Tableau1.g2" style:family="table-cell">
      <style:table-cell-properties fo:background-color="#23ff2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au2" style:family="table">
      <style:table-properties style:width="6.9306in" fo:margin-left="-0.2424in" table:align="left"/>
    </style:style>
    <style:style style:name="Tableau2.A" style:family="table-column">
      <style:table-column-properties style:column-width="0.4729in"/>
    </style:style>
    <style:style style:name="Tableau2.B" style:family="table-column">
      <style:table-column-properties style:column-width="0.1764in"/>
    </style:style>
    <style:style style:name="Tableau2.C" style:family="table-column">
      <style:table-column-properties style:column-width="0.2in"/>
    </style:style>
    <style:style style:name="Tableau2.D" style:family="table-column">
      <style:table-column-properties style:column-width="0.2007in"/>
    </style:style>
    <style:style style:name="Tableau2.E" style:family="table-column">
      <style:table-column-properties style:column-width="0.2083in"/>
    </style:style>
    <style:style style:name="Tableau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2.Z1" style:family="table-cell">
      <style:table-cell-properties fo:padding="0.0382in" fo:border="0.05pt solid #000000"/>
    </style:style>
    <style:style style:name="Tableau2.2" style:family="table-row">
      <style:table-row-properties style:min-row-height="0.2201in"/>
    </style:style>
    <style:style style:name="Tableau2.A2" style:family="table-cell">
      <style:table-cell-properties fo:background-color="#996633" fo:padding="0.0382in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background-color="#dc2300" fo:padding="0.0382in" fo:border-left="0.05pt solid #000000" fo:border-right="none" fo:border-top="none" fo:border-bottom="0.05pt solid #000000">
        <style:background-image/>
      </style:table-cell-properties>
    </style:style>
    <style:style style:name="Tableau2.R2" style:family="table-cell">
      <style:table-cell-properties fo:background-color="#23b8d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au2.Y2" style:family="table-cell">
      <style:table-cell-properties fo:background-color="#23b8dc" fo:padding="0.0382in" fo:border="0.05pt solid #000000">
        <style:background-image/>
      </style:table-cell-properties>
    </style:style>
    <style:style style:name="Tableau2.Z2" style:family="table-cell">
      <style:table-cell-properties fo:background-color="#23ff23" fo:padding="0.0382in" fo:border-left="0.05pt solid #000000" fo:border-right="none" fo:border-top="none" fo:border-bottom="0.05pt solid #000000">
        <style:background-image/>
      </style:table-cell-properties>
    </style:style>
    <style:style style:name="Tableau2.g2" style:family="table-cell">
      <style:table-cell-properties fo:background-color="#23ff2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font-size="13pt" fo:font-weight="normal" officeooo:rsid="0018819f" officeooo:paragraph-rsid="001a2bbb" style:font-size-asian="11.3500003814697pt" style:font-weight-asian="normal" style:font-size-complex="13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3pt" fo:font-weight="normal" officeooo:rsid="001d2681" officeooo:paragraph-rsid="00215f3f" style:font-size-asian="11.3500003814697pt" style:font-weight-asian="normal" style:font-size-complex="13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dc2300" style:font-name="Nimbus Roman No9 L" fo:font-size="16pt" fo:font-weight="normal" officeooo:rsid="000c0528" officeooo:paragraph-rsid="000c0528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808080" style:font-name="Nimbus Roman No9 L" fo:font-size="13pt" fo:font-style="italic" fo:font-weight="normal" officeooo:rsid="0023eabc" officeooo:paragraph-rsid="0023eabc" style:font-size-asian="13pt" style:font-style-asian="italic" style:font-weight-asian="normal" style:font-size-complex="13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Nimbus Roman No9 L" fo:font-size="15pt" fo:font-weight="bold" officeooo:rsid="0018819f" officeooo:paragraph-rsid="0018819f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Nimbus Roman No9 L" fo:font-size="15pt" fo:font-weight="bold" officeooo:rsid="000c0528" officeooo:paragraph-rsid="000c0528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Nimbus Roman No9 L" fo:font-size="15pt" fo:font-weight="bold" officeooo:rsid="000c0528" officeooo:paragraph-rsid="001a2bbb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Nimbus Roman No9 L" fo:font-size="22pt" fo:font-weight="normal" officeooo:rsid="000c0528" officeooo:paragraph-rsid="000c0528" style:font-size-asian="22pt" style:font-weight-asian="normal" style:font-size-complex="2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Nimbus Roman No9 L" fo:font-size="14pt" style:text-underline-style="solid" style:text-underline-width="auto" style:text-underline-color="font-color" fo:font-weight="bold" officeooo:rsid="000ee098" officeooo:paragraph-rsid="000ee098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Nimbus Roman No9 L" fo:font-size="13pt" fo:font-weight="normal" officeooo:rsid="000ee098" officeooo:paragraph-rsid="000ee098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Nimbus Roman No9 L" fo:font-size="13pt" fo:font-weight="normal" officeooo:rsid="000ee098" officeooo:paragraph-rsid="000ee098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Nimbus Roman No9 L" fo:font-size="13pt" fo:font-weight="normal" officeooo:rsid="0023511f" officeooo:paragraph-rsid="000d2f2a" style:font-size-asian="11.3500003814697pt" style:font-weight-asian="normal" style:font-size-complex="13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Nimbus Roman No9 L" fo:font-size="13pt" fo:font-weight="normal" officeooo:rsid="0023511f" officeooo:paragraph-rsid="0023511f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Nimbus Roman No9 L" fo:font-size="13pt" fo:font-weight="normal" officeooo:rsid="0023eabc" officeooo:paragraph-rsid="0023eabc" style:font-size-asian="11.3500003814697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Nimbus Roman No9 L" fo:font-size="13pt" fo:font-weight="normal" officeooo:rsid="0023eabc" officeooo:paragraph-rsid="0026fe5f" style:font-size-asian="11.3500003814697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Nimbus Roman No9 L" fo:font-size="13pt" fo:font-weight="normal" officeooo:rsid="0026fe5f" officeooo:paragraph-rsid="0026fe5f" style:font-size-asian="11.3500003814697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Nimbus Roman No9 L" fo:font-size="13pt" fo:font-weight="normal" officeooo:rsid="000d2f2a" officeooo:paragraph-rsid="0026fe5f" style:font-size-asian="11.3500003814697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Nimbus Roman No9 L" fo:font-size="13pt" fo:font-weight="normal" officeooo:rsid="000d2f2a" officeooo:paragraph-rsid="000d2f2a" style:font-size-asian="11.3500003814697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Nimbus Roman No9 L" fo:font-size="13pt" fo:font-weight="normal" officeooo:rsid="001d2681" officeooo:paragraph-rsid="001de00b" style:font-size-asian="11.3500003814697pt" style:font-weight-asian="normal" style:font-size-complex="13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Nimbus Roman No9 L" fo:font-size="13pt" fo:font-weight="normal" officeooo:rsid="001d2681" officeooo:paragraph-rsid="001d2681" style:font-size-asian="11.3500003814697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Nimbus Roman No9 L" fo:font-size="13pt" fo:font-weight="normal" officeooo:rsid="001de00b" officeooo:paragraph-rsid="001de00b" style:font-size-asian="11.3500003814697pt" style:font-weight-asian="normal" style:font-size-complex="13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Nimbus Roman No9 L" fo:font-size="13pt" fo:font-weight="normal" officeooo:rsid="002c36da" officeooo:paragraph-rsid="002c36da" style:font-size-asian="11.3500003814697pt" style:font-weight-asian="normal" style:font-size-complex="13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Nimbus Roman No9 L" fo:font-size="13pt" fo:font-weight="normal" officeooo:rsid="002c36da" officeooo:paragraph-rsid="002cd70d" style:font-size-asian="11.3500003814697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Nimbus Roman No9 L" fo:font-size="13pt" fo:font-weight="bold" officeooo:rsid="000d2f2a" officeooo:paragraph-rsid="000d2f2a" style:font-size-asian="11.3500003814697pt" style:font-weight-asian="bold" style:font-size-complex="13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Nimbus Roman No9 L" fo:font-size="13pt" style:text-underline-style="solid" style:text-underline-width="auto" style:text-underline-color="font-color" fo:font-weight="normal" officeooo:rsid="001a2bbb" officeooo:paragraph-rsid="001a2bbb" style:font-size-asian="11.3500003814697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Nimbus Roman No9 L" fo:font-size="13pt" style:text-underline-style="solid" style:text-underline-width="auto" style:text-underline-color="font-color" fo:font-weight="bold" officeooo:rsid="000d2f2a" officeooo:paragraph-rsid="000d2f2a" style:font-size-asian="11.3500003814697pt" style:font-weight-asian="bold" style:font-size-complex="13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Nimbus Roman No9 L" fo:font-size="13pt" officeooo:paragraph-rsid="0034551f"/>
    </style:style>
    <style:style style:name="P28" style:family="paragraph" style:parent-style-name="Standard">
      <style:paragraph-properties fo:text-align="justify" style:justify-single-word="false"/>
      <style:text-properties style:font-name="Nimbus Roman No9 L" fo:font-size="13pt" officeooo:paragraph-rsid="0034551f" style:font-size-asian="13pt" style:font-size-complex="13pt"/>
    </style:style>
    <style:style style:name="P29" style:family="paragraph" style:parent-style-name="Standard">
      <style:paragraph-properties fo:text-align="justify" style:justify-single-word="false"/>
      <style:text-properties style:font-name="Nimbus Roman No9 L" fo:font-size="13pt" officeooo:rsid="00354ec7" officeooo:paragraph-rsid="00371c4c" style:font-size-asian="13pt" style:font-size-complex="13pt"/>
    </style:style>
    <style:style style:name="P30" style:family="paragraph" style:parent-style-name="Standard">
      <style:paragraph-properties fo:text-align="justify" style:justify-single-word="false"/>
      <style:text-properties style:font-name="Nimbus Roman No9 L" fo:font-size="13pt" officeooo:rsid="00398510" officeooo:paragraph-rsid="00398510" style:font-size-asian="13pt" style:font-size-complex="13pt"/>
    </style:style>
    <style:style style:name="P31" style:family="paragraph" style:parent-style-name="Standard">
      <style:paragraph-properties fo:text-align="justify" style:justify-single-word="false"/>
      <style:text-properties style:font-name="Nimbus Roman No9 L" fo:font-size="13pt" fo:font-style="italic" officeooo:paragraph-rsid="0034551f" style:font-style-asian="italic" style:font-style-complex="italic"/>
    </style:style>
    <style:style style:name="P32" style:family="paragraph" style:parent-style-name="Table_20_Contents">
      <style:paragraph-properties fo:text-align="center" style:justify-single-word="false"/>
      <style:text-properties style:font-name="Nimbus Roman No9 L" fo:font-size="10pt" fo:font-style="normal" officeooo:rsid="0026fe5f" officeooo:paragraph-rsid="0026fe5f" style:font-size-asian="10pt" style:font-style-asian="normal" style:font-size-complex="10pt" style:font-style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Nimbus Roman No9 L" fo:font-size="12pt" fo:font-style="normal" officeooo:rsid="0026fe5f" officeooo:paragraph-rsid="0026fe5f" style:font-size-asian="12pt" style:font-style-asian="normal" style:font-size-complex="12pt" style:font-style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Nimbus Roman No9 L" fo:font-size="13pt" officeooo:rsid="0026fe5f" officeooo:paragraph-rsid="0026fe5f" style:font-size-asian="11.3500003814697pt" style:font-size-complex="13pt"/>
    </style:style>
    <style:style style:name="P35" style:family="paragraph" style:parent-style-name="Table_20_Contents">
      <style:paragraph-properties fo:text-align="center" style:justify-single-word="false"/>
      <style:text-properties style:font-name="Nimbus Roman No9 L" fo:font-size="13pt" style:font-size-asian="11.3500003814697pt" style:font-size-complex="13pt"/>
    </style:style>
    <style:style style:name="P36" style:family="paragraph" style:parent-style-name="Standard">
      <style:paragraph-properties fo:text-align="start" style:justify-single-word="false"/>
      <style:text-properties style:font-name="Nimbus Roman No9 L" fo:font-size="13pt" fo:font-style="italic" style:text-underline-style="solid" style:text-underline-width="auto" style:text-underline-color="font-color" fo:font-weight="normal" officeooo:rsid="0026fe5f" officeooo:paragraph-rsid="0026fe5f" style:font-size-asian="11.3500003814697pt" style:font-style-asian="italic" style:font-weight-asian="normal" style:font-size-complex="13pt" style:font-style-complex="italic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Nimbus Roman No9 L" fo:font-size="13pt" fo:font-weight="normal" officeooo:rsid="001de00b" officeooo:paragraph-rsid="001d2681" style:font-size-asian="11.3500003814697pt" style:font-weight-asian="normal" style:font-size-complex="13pt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Nimbus Roman No9 L" fo:font-size="13pt" fo:font-weight="normal" officeooo:rsid="0026fe5f" officeooo:paragraph-rsid="002cd70d" style:font-size-asian="11.3500003814697pt" style:font-weight-asian="normal" style:font-size-complex="13pt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Nimbus Roman No9 L" fo:font-size="13pt" fo:font-weight="normal" officeooo:rsid="0034551f" officeooo:paragraph-rsid="0034551f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Nimbus Roman No9 L" fo:font-size="13pt" fo:font-weight="normal" officeooo:rsid="00371c4c" officeooo:paragraph-rsid="00371c4c" style:font-size-asian="13pt" style:font-weight-asian="normal" style:font-size-complex="13pt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Nimbus Roman No9 L" fo:font-size="13pt" fo:font-weight="normal" officeooo:rsid="00371c4c" officeooo:paragraph-rsid="00354ec7" style:font-size-asian="13pt" style:font-weight-asian="normal" style:font-size-complex="13pt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Nimbus Roman No9 L" fo:font-size="13pt" fo:font-weight="normal" officeooo:rsid="00398510" officeooo:paragraph-rsid="00398510" style:font-size-asian="13pt" style:font-weight-asian="normal" style:font-size-complex="13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Nimbus Roman No9 L" fo:font-size="13pt" fo:font-weight="normal" officeooo:rsid="001a2bbb" officeooo:paragraph-rsid="001a2bbb" style:font-size-asian="13pt" style:font-weight-asian="normal" style:font-size-complex="13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Nimbus Roman No9 L" fo:font-size="13pt" style:text-underline-style="solid" style:text-underline-width="auto" style:text-underline-color="font-color" fo:font-weight="bold" officeooo:rsid="000d2f2a" officeooo:paragraph-rsid="000d2f2a" style:font-size-asian="11.3500003814697pt" style:font-weight-asian="bold" style:font-size-complex="13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Nimbus Roman No9 L" fo:font-size="13pt" fo:font-weight="bold" officeooo:rsid="000d2f2a" officeooo:paragraph-rsid="000d2f2a" style:font-size-asian="11.3500003814697pt" style:font-weight-asian="bold" style:font-size-complex="13pt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Comic Sans MS" fo:font-size="9.75pt" fo:font-weight="normal" officeooo:rsid="0034551f" officeooo:paragraph-rsid="0034551f" style:font-size-asian="11.3500003814697pt" style:font-weight-asian="normal" style:font-size-complex="13pt" style:font-weight-complex="normal"/>
    </style:style>
    <style:style style:name="T1" style:family="text">
      <style:text-properties officeooo:rsid="0010bd3a"/>
    </style:style>
    <style:style style:name="T2" style:family="text">
      <style:text-properties officeooo:rsid="0011cf9c"/>
    </style:style>
    <style:style style:name="T3" style:family="text">
      <style:text-properties style:font-size-asian="13pt"/>
    </style:style>
    <style:style style:name="T4" style:family="text">
      <style:text-properties officeooo:rsid="002fd32a" style:font-size-asian="13pt"/>
    </style:style>
    <style:style style:name="T5" style:family="text">
      <style:text-properties style:font-size-asian="13pt" style:font-size-complex="13pt"/>
    </style:style>
    <style:style style:name="T6" style:family="text">
      <style:text-properties officeooo:rsid="0061f18a" style:font-size-asian="13pt"/>
    </style:style>
    <style:style style:name="T7" style:family="text">
      <style:text-properties officeooo:rsid="006361a2" style:font-size-asian="13pt"/>
    </style:style>
    <style:style style:name="T8" style:family="text">
      <style:text-properties officeooo:rsid="001de00b"/>
    </style:style>
    <style:style style:name="T9" style:family="text">
      <style:text-properties officeooo:rsid="0023511f"/>
    </style:style>
    <style:style style:name="T10" style:family="text">
      <style:text-properties officeooo:rsid="0023eabc"/>
    </style:style>
    <style:style style:name="T11" style:family="text">
      <style:text-properties officeooo:rsid="0025005c"/>
    </style:style>
    <style:style style:name="T12" style:family="text">
      <style:text-properties officeooo:rsid="0026fe5f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34551f" style:font-style-asian="italic" style:font-weight-asian="normal" style:font-style-complex="italic" style:font-weight-complex="normal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font-name="Nimbus Roman No9 L"/>
    </style:style>
    <style:style style:name="T19" style:family="text">
      <style:text-properties style:font-name="Nimbus Roman No9 L" officeooo:rsid="00215f3f"/>
    </style:style>
    <style:style style:name="T20" style:family="text">
      <style:text-properties style:font-name="Nimbus Roman No9 L" officeooo:rsid="001fdeb1"/>
    </style:style>
    <style:style style:name="T21" style:family="text">
      <style:text-properties style:font-name="Nimbus Roman No9 L" style:text-underline-style="none"/>
    </style:style>
    <style:style style:name="T22" style:family="text">
      <style:text-properties style:font-name="Nimbus Roman No9 L" officeooo:rsid="001de00b"/>
    </style:style>
    <style:style style:name="T23" style:family="text">
      <style:text-properties style:font-name="Nimbus Roman No9 L" officeooo:rsid="004a051a"/>
    </style:style>
    <style:style style:name="T24" style:family="text">
      <style:text-properties style:font-name="Nimbus Roman No9 L" officeooo:rsid="004a3abd"/>
    </style:style>
    <style:style style:name="T25" style:family="text">
      <style:text-properties fo:color="#ff3333" officeooo:rsid="0026fe5f"/>
    </style:style>
    <style:style style:name="T26" style:family="text">
      <style:text-properties fo:color="#0000ff" officeooo:rsid="0026fe5f"/>
    </style:style>
    <style:style style:name="T27" style:family="text">
      <style:text-properties fo:color="#23ff23" officeooo:rsid="0026fe5f"/>
    </style:style>
    <style:style style:name="T28" style:family="text">
      <style:text-properties fo:color="#663300" officeooo:rsid="0026fe5f"/>
    </style:style>
    <style:style style:name="T29" style:family="text">
      <style:text-properties fo:color="#ff00ff" officeooo:rsid="0026fe5f"/>
    </style:style>
    <style:style style:name="T30" style:family="text">
      <style:text-properties officeooo:rsid="002fd32a"/>
    </style:style>
    <style:style style:name="T31" style:family="text">
      <style:text-properties style:font-name="Comic Sans MS" fo:font-size="9.75pt" fo:font-weight="normal" officeooo:rsid="0034551f" style:font-size-asian="11.3500003814697pt" style:font-weight-asian="normal" style:font-size-complex="13pt" style:font-weight-complex="normal"/>
    </style:style>
    <style:style style:name="T32" style:family="text">
      <style:text-properties style:font-name="Comic Sans MS" fo:font-size="9.75pt" fo:font-weight="normal" officeooo:rsid="00371c4c" style:font-size-asian="11.3500003814697pt" style:font-weight-asian="normal" style:font-size-complex="13pt" style:font-weight-complex="normal"/>
    </style:style>
    <style:style style:name="T33" style:family="text">
      <style:text-properties style:font-name="Comic Sans MS" fo:font-size="9.75pt" fo:font-weight="normal" officeooo:rsid="0038f234" style:font-size-asian="11.3500003814697pt" style:font-weight-asian="normal" style:font-size-complex="13pt" style:font-weight-complex="normal"/>
    </style:style>
    <style:style style:name="T34" style:family="text">
      <style:text-properties style:font-name="Comic Sans MS" fo:font-size="9.75pt" fo:font-weight="normal" officeooo:rsid="00397086" style:font-size-asian="11.3500003814697pt" style:font-weight-asian="normal" style:font-size-complex="13pt" style:font-weight-complex="normal"/>
    </style:style>
    <style:style style:name="T35" style:family="text">
      <style:text-properties style:font-name="Comic Sans MS" fo:font-size="9.75pt" fo:font-weight="normal" officeooo:rsid="003e69a0" style:font-size-asian="11.3500003814697pt" style:font-weight-asian="normal" style:font-size-complex="13pt" style:font-weight-complex="normal"/>
    </style:style>
    <style:style style:name="T36" style:family="text">
      <style:text-properties style:font-name="Comic Sans MS" fo:font-size="9.75pt" fo:font-weight="normal" officeooo:rsid="003fc7b4" style:font-size-asian="11.3500003814697pt" style:font-weight-asian="normal" style:font-size-complex="13pt" style:font-weight-complex="normal"/>
    </style:style>
    <style:style style:name="T37" style:family="text">
      <style:text-properties style:font-name="Comic Sans MS" fo:font-size="9.75pt" fo:font-weight="normal" officeooo:rsid="005d37b0" style:font-size-asian="11.3500003814697pt" style:font-weight-asian="normal" style:font-size-complex="13pt" style:font-weight-complex="normal"/>
    </style:style>
    <style:style style:name="T38" style:family="text">
      <style:text-properties style:font-name="Comic Sans MS" fo:font-size="9.75pt" fo:font-weight="normal" officeooo:rsid="005e5444" style:font-size-asian="11.3500003814697pt" style:font-weight-asian="normal" style:font-size-complex="13pt" style:font-weight-complex="normal"/>
    </style:style>
    <style:style style:name="T39" style:family="text">
      <style:text-properties style:font-name="Comic Sans MS" fo:font-size="9.75pt" fo:font-weight="normal" officeooo:rsid="005e5ab5" style:font-size-asian="11.3500003814697pt" style:font-weight-asian="normal" style:font-size-complex="13pt" style:font-weight-complex="normal"/>
    </style:style>
    <style:style style:name="T40" style:family="text">
      <style:text-properties style:font-name="Comic Sans MS" fo:font-size="9.75pt" fo:font-weight="normal" officeooo:rsid="005e8084" style:font-size-asian="11.3500003814697pt" style:font-weight-asian="normal" style:font-size-complex="13pt" style:font-weight-complex="normal"/>
    </style:style>
    <style:style style:name="T41" style:family="text">
      <style:text-properties style:font-name="Comic Sans MS" fo:font-size="9.75pt" fo:font-weight="normal" officeooo:rsid="00603abc" style:font-size-asian="11.3500003814697pt" style:font-weight-asian="normal" style:font-size-complex="13pt" style:font-weight-complex="normal"/>
    </style:style>
    <style:style style:name="T42" style:family="text">
      <style:text-properties style:font-name="Comic Sans MS" fo:font-size="9.75pt" fo:font-weight="normal" officeooo:rsid="00616021" style:font-size-asian="11.3500003814697pt" style:font-weight-asian="normal" style:font-size-complex="13pt" style:font-weight-complex="normal"/>
    </style:style>
    <style:style style:name="T43" style:family="text">
      <style:text-properties style:font-name="Comic Sans MS" fo:font-size="9.75pt" fo:font-weight="bold" officeooo:rsid="00371c4c" style:font-size-asian="11.3500003814697pt" style:font-weight-asian="bold" style:font-size-complex="13pt" style:font-weight-complex="bold"/>
    </style:style>
    <style:style style:name="T44" style:family="text">
      <style:text-properties fo:font-weight="normal" officeooo:rsid="001ee9c9" style:font-size-asian="11.3500003814697pt" style:font-weight-asian="normal" style:font-size-complex="13pt" style:font-weight-complex="normal"/>
    </style:style>
    <style:style style:name="T45" style:family="text">
      <style:text-properties fo:font-weight="normal" officeooo:rsid="002e074c" style:font-size-asian="11.3500003814697pt" style:font-weight-asian="normal" style:font-size-complex="13pt" style:font-weight-complex="normal"/>
    </style:style>
    <style:style style:name="T46" style:family="text">
      <style:text-properties fo:font-weight="normal" officeooo:rsid="0030b2cf" style:font-size-asian="11.3500003814697pt" style:font-weight-asian="normal" style:font-size-complex="13pt" style:font-weight-complex="normal"/>
    </style:style>
    <style:style style:name="T47" style:family="text">
      <style:text-properties fo:font-weight="normal" officeooo:rsid="00326768" style:font-size-asian="11.3500003814697pt" style:font-weight-asian="normal" style:font-size-complex="13pt" style:font-weight-complex="normal"/>
    </style:style>
    <style:style style:name="T48" style:family="text">
      <style:text-properties fo:font-weight="normal" officeooo:rsid="00336f46" style:font-size-asian="11.3500003814697pt" style:font-weight-asian="normal" style:font-size-complex="13pt" style:font-weight-complex="normal"/>
    </style:style>
    <style:style style:name="T49" style:family="text">
      <style:text-properties fo:font-weight="normal" officeooo:rsid="004ece57" style:font-size-asian="11.3500003814697pt" style:font-weight-asian="normal" style:font-size-complex="13pt" style:font-weight-complex="normal"/>
    </style:style>
    <style:style style:name="T50" style:family="text">
      <style:text-properties fo:font-weight="normal" officeooo:rsid="004f4f3c" style:font-size-asian="11.3500003814697pt" style:font-weight-asian="normal" style:font-size-complex="13pt" style:font-weight-complex="normal"/>
    </style:style>
    <style:style style:name="T51" style:family="text">
      <style:text-properties fo:font-weight="normal" officeooo:rsid="005130c8" style:font-size-asian="11.3500003814697pt" style:font-weight-asian="normal" style:font-size-complex="13pt" style:font-weight-complex="normal"/>
    </style:style>
    <style:style style:name="T52" style:family="text">
      <style:text-properties fo:font-weight="normal" officeooo:rsid="005474ca" style:font-size-asian="11.3500003814697pt" style:font-weight-asian="normal" style:font-size-complex="13pt" style:font-weight-complex="normal"/>
    </style:style>
    <style:style style:name="T53" style:family="text">
      <style:text-properties fo:font-weight="normal" officeooo:rsid="0054dfe6" style:font-size-asian="11.3500003814697pt" style:font-weight-asian="normal" style:font-size-complex="13pt" style:font-weight-complex="normal"/>
    </style:style>
    <style:style style:name="T54" style:family="text">
      <style:text-properties fo:font-weight="normal" officeooo:rsid="00557201" style:font-size-asian="11.3500003814697pt" style:font-weight-asian="normal" style:font-size-complex="13pt" style:font-weight-complex="normal"/>
    </style:style>
    <style:style style:name="T55" style:family="text">
      <style:text-properties fo:font-weight="normal" officeooo:rsid="0034551f" style:font-size-asian="13pt" style:font-weight-asian="normal" style:font-size-complex="13pt" style:font-weight-complex="normal"/>
    </style:style>
    <style:style style:name="T56" style:family="text">
      <style:text-properties fo:font-weight="normal" officeooo:rsid="0030b2cf" style:font-size-asian="13pt" style:font-weight-asian="normal" style:font-size-complex="13pt" style:font-weight-complex="normal"/>
    </style:style>
    <style:style style:name="T57" style:family="text">
      <style:text-properties fo:font-weight="normal" officeooo:rsid="005739a7" style:font-size-asian="13pt" style:font-weight-asian="normal" style:font-size-complex="13pt" style:font-weight-complex="normal"/>
    </style:style>
    <style:style style:name="T58" style:family="text">
      <style:text-properties fo:font-weight="normal" officeooo:rsid="0059d949" style:font-size-asian="13pt" style:font-weight-asian="normal" style:font-size-complex="13pt" style:font-weight-complex="normal"/>
    </style:style>
    <style:style style:name="T59" style:family="text">
      <style:text-properties fo:font-weight="normal" style:font-weight-asian="normal" style:font-weight-complex="normal"/>
    </style:style>
    <style:style style:name="T60" style:family="text">
      <style:text-properties fo:font-weight="normal" officeooo:rsid="0034551f" style:font-weight-asian="normal" style:font-weight-complex="normal"/>
    </style:style>
    <style:style style:name="T61" style:family="text">
      <style:text-properties fo:font-weight="normal" officeooo:rsid="00354ec7" style:font-weight-asian="normal" style:font-weight-complex="normal"/>
    </style:style>
    <style:style style:name="T62" style:family="text">
      <style:text-properties fo:font-weight="normal" officeooo:rsid="00371c4c" style:font-weight-asian="normal" style:font-weight-complex="normal"/>
    </style:style>
    <style:style style:name="T63" style:family="text">
      <style:text-properties fo:font-weight="normal" officeooo:rsid="003e69a0" style:font-weight-asian="normal" style:font-weight-complex="normal"/>
    </style:style>
    <style:style style:name="T64" style:family="text">
      <style:text-properties fo:font-weight="normal" officeooo:rsid="005a907e" style:font-weight-asian="normal" style:font-weight-complex="normal"/>
    </style:style>
    <style:style style:name="T65" style:family="text">
      <style:text-properties fo:font-weight="normal" officeooo:rsid="005ba1a2" style:font-weight-asian="normal" style:font-weight-complex="normal"/>
    </style:style>
    <style:style style:name="T66" style:family="text">
      <style:text-properties officeooo:rsid="00415adc"/>
    </style:style>
    <style:style style:name="T67" style:family="text">
      <style:text-properties officeooo:rsid="0046835b"/>
    </style:style>
    <style:style style:name="T68" style:family="text">
      <style:text-properties officeooo:rsid="0047ad3f"/>
    </style:style>
    <style:style style:name="T69" style:family="text">
      <style:text-properties officeooo:rsid="004de289"/>
    </style:style>
    <style:style style:name="T70" style:family="text">
      <style:text-properties officeooo:rsid="004e7386"/>
    </style:style>
    <style:style style:name="T71" style:family="text">
      <style:text-properties officeooo:rsid="005ba5cc"/>
    </style:style>
    <style:style style:name="T72" style:family="text">
      <style:text-properties officeooo:rsid="006361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rotocole de communication <text:span text:style-name="T10">1.0</text:span></text:p>
      <text:p text:style-name="P3"><text:span text:style-name="T9">oD</text:span>rone</text:p>
      <text:p text:style-name="P6"/>
      <text:p text:style-name="P6"/>
      <text:p text:style-name="P9"><text:span text:style-name="T66">Introduction</text:span> : La communication radio :</text:p>
      <text:p text:style-name="P10"/>
      <text:p text:style-name="P11"><text:tab/>Lorsqu'une donnée radio est <text:span text:style-name="T1">é</text:span>mise <text:span text:style-name="T1">sur une fréquence</text:span>, tou<text:span text:style-name="T66">s</text:span> les réc<text:span text:style-name="T66">e</text:span>pteurs dans le champ <text:span text:style-name="T1">d'émission écoutant sur cette fréquence </text:span>recoivent cette donnée. <text:span text:style-name="T2">Ce milieu peut donc être très parasité. Afin d'éviter les erreurs, l'émetteur émet un identifiant (généralement gros pour éviter que 2 émetteurs n'aient le même) avant de transmettre les données. Le récepteur ne traitera que les données venant des identifiants voulus. Les « verrous » sont souvent utilisés pour debuter et clore un envoi, cela consiste à envoyer un bit plus long que les autres.</text:span></text:p>
      <text:p text:style-name="P5"/>
      <text:p text:style-name="P7"/>
      <text:p text:style-name="P4"># Les valeurs données ici sont un point de d<text:span text:style-name="T11">é</text:span>part, elles ne sont en aucun cas definitive<text:span text:style-name="T11">s.</text:span></text:p>
      <text:p text:style-name="P26">1) Construction d'un paquet :</text:p>
      <text:p text:style-name="P12"/>
      <text:p text:style-name="P13"><text:tab/>Dans le cas du projet oDrone, <text:span text:style-name="T10">les modules peuvent être rajoutés par les utilisateurs, ils doivent donc pouvoir communiquer directement avec leurs modules. C'est pourquoi l'id du module ciblé fait parti du paquet.</text:span></text:p>
      <text:p text:style-name="P13"/>
      <text:p text:style-name="P14"><text:tab/>Nous avons donc un verrou pour ouvrir la connection (1 bit), l'identifiant du drone ciblé (16 bits), l'identifiant du module (8 bits) et la data (8 bits)</text:p>
      <text:p text:style-name="P1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C"/>
        <table:table-column table:style-name="Tableau1.D" table:number-columns-repeated="2"/>
        <table:table-column table:style-name="Tableau1.E"/>
        <table:table-column table:style-name="Tableau1.C"/>
        <table:table-column table:style-name="Tableau1.D"/>
        <table:table-column table:style-name="Tableau1.E"/>
        <table:table-column table:style-name="Tableau1.C"/>
        <table:table-column table:style-name="Tableau1.D"/>
        <table:table-column table:style-name="Tableau1.E"/>
        <table:table-column table:style-name="Tableau1.C"/>
        <table:table-column table:style-name="Tableau1.D"/>
        <table:table-column table:style-name="Tableau1.E"/>
        <table:table-column table:style-name="Tableau1.C"/>
        <table:table-column table:style-name="Tableau1.D"/>
        <table:table-column table:style-name="Tableau1.E"/>
        <table:table-column table:style-name="Tableau1.C"/>
        <table:table-column table:style-name="Tableau1.D"/>
        <table:table-column table:style-name="Tableau1.C"/>
        <table:table-column table:style-name="Tableau1.E"/>
        <table:table-column table:style-name="Tableau1.D" table:number-columns-repeated="2"/>
        <table:table-column table:style-name="Tableau1.E"/>
        <table:table-column table:style-name="Tableau1.C"/>
        <table:table-column table:style-name="Tableau1.D"/>
        <table:table-column table:style-name="Tableau1.E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32">Verrou</text:p>
          </table:table-cell>
          <table:table-cell table:style-name="Tableau1.A1" table:number-columns-spanned="16" office:value-type="string">
            <text:p text:style-name="P33">Identifiant Dro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A1" table:number-columns-spanned="8" office:value-type="string">
            <text:p text:style-name="P33">Id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Z1" table:number-columns-spanned="8" office:value-type="string">
            <text:p text:style-name="P33">Da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34"/>
          </table:table-cell>
          <table:table-cell table:style-name="Tableau1.B2" office:value-type="string">
            <text:p text:style-name="P34"/>
          </table:table-cell>
          <table:table-cell table:style-name="Tableau1.B2" office:value-type="string">
            <text:p text:style-name="P34"/>
          </table:table-cell>
          <table:table-cell table:style-name="Tableau1.B2" office:value-type="string">
            <text:p text:style-name="P35"/>
          </table:table-cell>
          <table:table-cell table:style-name="Tableau1.B2" office:value-type="string">
            <text:p text:style-name="P35"/>
          </table:table-cell>
          <table:table-cell table:style-name="Tableau1.B2" office:value-type="string">
            <text:p text:style-name="P35"/>
          </table:table-cell>
          <table:table-cell table:style-name="Tableau1.B2" office:value-type="string">
            <text:p text:style-name="P35"/>
          </table:table-cell>
          <table:table-cell table:style-name="Tableau1.B2" office:value-type="string">
            <text:p text:style-name="P35"/>
          </table:table-cell>
          <table:table-cell table:style-name="Tableau1.B2" office:value-type="string">
            <text:p text:style-name="P35"/>
          </table:table-cell>
          <table:table-cell table:style-name="Tableau1.B2" office:value-type="string">
            <text:p text:style-name="P35"/>
          </table:table-cell>
          <table:table-cell table:style-name="Tableau1.B2" office:value-type="string">
            <text:p text:style-name="P35"/>
          </table:table-cell>
          <table:table-cell table:style-name="Tableau1.B2" office:value-type="string">
            <text:p text:style-name="P35"/>
          </table:table-cell>
          <table:table-cell table:style-name="Tableau1.B2" office:value-type="string">
            <text:p text:style-name="P35"/>
          </table:table-cell>
          <table:table-cell table:style-name="Tableau1.B2" office:value-type="string">
            <text:p text:style-name="P35"/>
          </table:table-cell>
          <table:table-cell table:style-name="Tableau1.B2" office:value-type="string">
            <text:p text:style-name="P35"/>
          </table:table-cell>
          <table:table-cell table:style-name="Tableau1.B2" office:value-type="string">
            <text:p text:style-name="P35"/>
          </table:table-cell>
          <table:table-cell table:style-name="Tableau1.B2" office:value-type="string">
            <text:p text:style-name="P35"/>
          </table:table-cell>
          <table:table-cell table:style-name="Tableau1.R2" office:value-type="string">
            <text:p text:style-name="P35"/>
          </table:table-cell>
          <table:table-cell table:style-name="Tableau1.R2" office:value-type="string">
            <text:p text:style-name="P35"/>
          </table:table-cell>
          <table:table-cell table:style-name="Tableau1.R2" office:value-type="string">
            <text:p text:style-name="P35"/>
          </table:table-cell>
          <table:table-cell table:style-name="Tableau1.R2" office:value-type="string">
            <text:p text:style-name="P35"/>
          </table:table-cell>
          <table:table-cell table:style-name="Tableau1.R2" office:value-type="string">
            <text:p text:style-name="P35"/>
          </table:table-cell>
          <table:table-cell table:style-name="Tableau1.R2" office:value-type="string">
            <text:p text:style-name="P35"/>
          </table:table-cell>
          <table:table-cell table:style-name="Tableau1.R2" office:value-type="string">
            <text:p text:style-name="P35"/>
          </table:table-cell>
          <table:table-cell table:style-name="Tableau1.Y2" office:value-type="string">
            <text:p text:style-name="P35"/>
          </table:table-cell>
          <table:table-cell table:style-name="Tableau1.Z2" office:value-type="string">
            <text:p text:style-name="P35"/>
          </table:table-cell>
          <table:table-cell table:style-name="Tableau1.Z2" office:value-type="string">
            <text:p text:style-name="P35"/>
          </table:table-cell>
          <table:table-cell table:style-name="Tableau1.Z2" office:value-type="string">
            <text:p text:style-name="P35"/>
          </table:table-cell>
          <table:table-cell table:style-name="Tableau1.Z2" office:value-type="string">
            <text:p text:style-name="P35"/>
          </table:table-cell>
          <table:table-cell table:style-name="Tableau1.Z2" office:value-type="string">
            <text:p text:style-name="P35"/>
          </table:table-cell>
          <table:table-cell table:style-name="Tableau1.Z2" office:value-type="string">
            <text:p text:style-name="P35"/>
          </table:table-cell>
          <table:table-cell table:style-name="Tableau1.Z2" office:value-type="string">
            <text:p text:style-name="P35"/>
          </table:table-cell>
          <table:table-cell table:style-name="Tableau1.g2" office:value-type="string">
            <text:p text:style-name="P35"/>
          </table:table-cell>
        </table:table-row>
      </table:table>
      <text:p text:style-name="P14"/>
      <text:p text:style-name="P36"/>
      <text:p text:style-name="P16"><text:span text:style-name="T14">Exemple :</text:span> Pour envoyer la commande 3 au module ayant un identifiant « 5 » sur le drone d'id 25 nous aurons :</text:p>
      <text:p text:style-name="P15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C" table:number-columns-repeated="2"/>
        <table:table-column table:style-name="Tableau2.D"/>
        <table:table-column table:style-name="Tableau2.E"/>
        <table:table-column table:style-name="Tableau2.C"/>
        <table:table-column table:style-name="Tableau2.D"/>
        <table:table-column table:style-name="Tableau2.E"/>
        <table:table-column table:style-name="Tableau2.C"/>
        <table:table-column table:style-name="Tableau2.D"/>
        <table:table-column table:style-name="Tableau2.E"/>
        <table:table-column table:style-name="Tableau2.C"/>
        <table:table-column table:style-name="Tableau2.D"/>
        <table:table-column table:style-name="Tableau2.E"/>
        <table:table-column table:style-name="Tableau2.C"/>
        <table:table-column table:style-name="Tableau2.D"/>
        <table:table-column table:style-name="Tableau2.E"/>
        <table:table-column table:style-name="Tableau2.C"/>
        <table:table-column table:style-name="Tableau2.D"/>
        <table:table-column table:style-name="Tableau2.C"/>
        <table:table-column table:style-name="Tableau2.E"/>
        <table:table-column table:style-name="Tableau2.C"/>
        <table:table-column table:style-name="Tableau2.D"/>
        <table:table-column table:style-name="Tableau2.E"/>
        <table:table-column table:style-name="Tableau2.C"/>
        <table:table-column table:style-name="Tableau2.D"/>
        <table:table-column table:style-name="Tableau2.E"/>
        <table:table-column table:style-name="Tableau2.C" table:number-columns-repeated="2"/>
        <table:table-row>
          <table:table-cell table:style-name="Tableau2.A1" office:value-type="string">
            <text:p text:style-name="P32">Verrou</text:p>
          </table:table-cell>
          <table:table-cell table:style-name="Tableau2.A1" table:number-columns-spanned="16" office:value-type="string">
            <text:p text:style-name="P33">Identifiant Dro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1" table:number-columns-spanned="8" office:value-type="string">
            <text:p text:style-name="P33">Id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Z1" table:number-columns-spanned="8" office:value-type="string">
            <text:p text:style-name="P33">Da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">
          <table:table-cell table:style-name="Tableau2.A2" office:value-type="string">
            <text:p text:style-name="P34">1</text:p>
          </table:table-cell>
          <table:table-cell table:style-name="Tableau2.B2" office:value-type="string">
            <text:p text:style-name="P34">0</text:p>
          </table:table-cell>
          <table:table-cell table:style-name="Tableau2.B2" office:value-type="string">
            <text:p text:style-name="P34">0</text:p>
          </table:table-cell>
          <table:table-cell table:style-name="Tableau2.B2" office:value-type="string">
            <text:p text:style-name="P34">0</text:p>
          </table:table-cell>
          <table:table-cell table:style-name="Tableau2.B2" office:value-type="string">
            <text:p text:style-name="P34">0</text:p>
          </table:table-cell>
          <table:table-cell table:style-name="Tableau2.B2" office:value-type="string">
            <text:p text:style-name="P34">0</text:p>
          </table:table-cell>
          <table:table-cell table:style-name="Tableau2.B2" office:value-type="string">
            <text:p text:style-name="P34">0</text:p>
          </table:table-cell>
          <table:table-cell table:style-name="Tableau2.B2" office:value-type="string">
            <text:p text:style-name="P34">0</text:p>
          </table:table-cell>
          <table:table-cell table:style-name="Tableau2.B2" office:value-type="string">
            <text:p text:style-name="P34">0</text:p>
          </table:table-cell>
          <table:table-cell table:style-name="Tableau2.B2" office:value-type="string">
            <text:p text:style-name="P34">0</text:p>
          </table:table-cell>
          <table:table-cell table:style-name="Tableau2.B2" office:value-type="string">
            <text:p text:style-name="P34">0</text:p>
          </table:table-cell>
          <table:table-cell table:style-name="Tableau2.B2" office:value-type="string">
            <text:p text:style-name="P34">0</text:p>
          </table:table-cell>
          <table:table-cell table:style-name="Tableau2.B2" office:value-type="string">
            <text:p text:style-name="P34">1</text:p>
          </table:table-cell>
          <table:table-cell table:style-name="Tableau2.B2" office:value-type="string">
            <text:p text:style-name="P34">1</text:p>
          </table:table-cell>
          <table:table-cell table:style-name="Tableau2.B2" office:value-type="string">
            <text:p text:style-name="P34">0</text:p>
          </table:table-cell>
          <table:table-cell table:style-name="Tableau2.B2" office:value-type="string">
            <text:p text:style-name="P34">0</text:p>
          </table:table-cell>
          <table:table-cell table:style-name="Tableau2.B2" office:value-type="string">
            <text:p text:style-name="P34">1</text:p>
          </table:table-cell>
          <table:table-cell table:style-name="Tableau2.R2" office:value-type="string">
            <text:p text:style-name="P34">0</text:p>
          </table:table-cell>
          <table:table-cell table:style-name="Tableau2.R2" office:value-type="string">
            <text:p text:style-name="P34">0</text:p>
          </table:table-cell>
          <table:table-cell table:style-name="Tableau2.R2" office:value-type="string">
            <text:p text:style-name="P34">0</text:p>
          </table:table-cell>
          <table:table-cell table:style-name="Tableau2.R2" office:value-type="string">
            <text:p text:style-name="P34">0</text:p>
          </table:table-cell>
          <table:table-cell table:style-name="Tableau2.R2" office:value-type="string">
            <text:p text:style-name="P34">0</text:p>
          </table:table-cell>
          <table:table-cell table:style-name="Tableau2.R2" office:value-type="string">
            <text:p text:style-name="P34">1</text:p>
          </table:table-cell>
          <table:table-cell table:style-name="Tableau2.R2" office:value-type="string">
            <text:p text:style-name="P34">0</text:p>
          </table:table-cell>
          <table:table-cell table:style-name="Tableau2.Y2" office:value-type="string">
            <text:p text:style-name="P34">1</text:p>
          </table:table-cell>
          <table:table-cell table:style-name="Tableau2.Z2" office:value-type="string">
            <text:p text:style-name="P34">0</text:p>
          </table:table-cell>
          <table:table-cell table:style-name="Tableau2.Z2" office:value-type="string">
            <text:p text:style-name="P34">0</text:p>
          </table:table-cell>
          <table:table-cell table:style-name="Tableau2.Z2" office:value-type="string">
            <text:p text:style-name="P34">0</text:p>
          </table:table-cell>
          <table:table-cell table:style-name="Tableau2.Z2" office:value-type="string">
            <text:p text:style-name="P34">0</text:p>
          </table:table-cell>
          <table:table-cell table:style-name="Tableau2.Z2" office:value-type="string">
            <text:p text:style-name="P34">0</text:p>
          </table:table-cell>
          <table:table-cell table:style-name="Tableau2.Z2" office:value-type="string">
            <text:p text:style-name="P34">0</text:p>
          </table:table-cell>
          <table:table-cell table:style-name="Tableau2.Z2" office:value-type="string">
            <text:p text:style-name="P34">1</text:p>
          </table:table-cell>
          <table:table-cell table:style-name="Tableau2.g2" office:value-type="string">
            <text:p text:style-name="P34">1</text:p>
          </table:table-cell>
        </table:table-row>
      </table:table>
      <text:p text:style-name="P16"/>
      <text:p text:style-name="P16">Soit « 100000000000110010000010100000011 ».</text:p>
      <text:p text:style-name="P16"/>
      <text:p text:style-name="P16"><text:tab/>Ce syst<text:span text:style-name="T67">è</text:span>me nous permettra d'envoyer 256 commandes diff<text:span text:style-name="T68">é</text:span>rentes pa<text:span text:style-name="T68">r</text:span> module, sur 256 modules. Nous pourrons, si nécessaire élargir ces champs.</text:p>
      <text:p text:style-name="P17"/>
      <text:p text:style-name="P24"/>
      <text:p text:style-name="P24"/>
      <text:p text:style-name="P24"><text:soft-page-break/><text:span text:style-name="T17">2) Anti-parasite :</text:span></text:p>
      <text:p text:style-name="P19"><text:tab/></text:p>
      <text:p text:style-name="P2"><text:span text:style-name="T18"><text:tab/>Pour r</text:span><text:span text:style-name="T23">é</text:span><text:span text:style-name="T18">duire les parasites, nous utiliserons le </text:span><text:span text:style-name="T19">codage</text:span><text:span text:style-name="T18"> de </text:span><text:span text:style-name="T20">Manchester. </text:span><text:span text:style-name="T18">Ce chiffrement remplace tou</text:span><text:span text:style-name="T24">s</text:span><text:span text:style-name="T18"> les « 0 » par « 01 » et tou</text:span><text:span text:style-name="T24">s</text:span><text:span text:style-name="T18"> les « 1 » par « </text:span><text:span text:style-name="T19">1</text:span><text:span text:style-name="T18">0 », </text:span><text:span text:style-name="T22">nous devrons donc recevoir « 01 » ou « 10 » pour un bit valide. Pour tou</text:span><text:span text:style-name="T24">s</text:span><text:span text:style-name="T22"> « 00 » et « 11 », le transfert aura été parasité. <text:s/>( </text:span><text:a xlink:type="simple" xlink:href="http://fr.wikipedia.org/wiki/Codage_Manchester"><text:span text:style-name="T22">http://fr.wikipedia.org/wiki/Codage_Manchester</text:span></text:a><text:span text:style-name="T22"> ).</text:span></text:p>
      <text:p text:style-name="P37"><text:tab/>Nous nous servirons aussi d'un verrou pour debuter un transfert.</text:p>
      <text:p text:style-name="P20"/>
      <text:p text:style-name="P22"><text:span text:style-name="T8"><text:tab/></text:span><text:span text:style-name="T13">Exemple :</text:span> On applique ce codage à l'exemple précédent :</text:p>
      <text:p text:style-name="P22"><text:span text:style-name="T12">« </text:span><text:span text:style-name="T25">1</text:span><text:span text:style-name="T26">0</text:span><text:span text:style-name="T27">0</text:span><text:span text:style-name="T28">0</text:span><text:span text:style-name="T29">0</text:span><text:span text:style-name="T12">0000000110010000010100000011 » se transforme donc en</text:span></text:p>
      <text:p text:style-name="P23"><text:span text:style-name="T12">« </text:span><text:span text:style-name="T25">10</text:span><text:span text:style-name="T26">01</text:span><text:span text:style-name="T27">01</text:span><text:span text:style-name="T28">01</text:span><text:span text:style-name="T29">01</text:span><text:span text:style-name="T12">01010101010101101001011001010101011001100101010101011010 » </text:span></text:p>
      <text:p text:style-name="P23"/>
      <text:p text:style-name="P38"><text:tab/>Effectivement, on pourrai<text:span text:style-name="T69">t</text:span> avoir l'impression que ce codage ralentirait l'envoi des données, mais le gain apport<text:span text:style-name="T70">é</text:span> par l'<text:span text:style-name="T70">é</text:span>limination des « faux positif<text:span text:style-name="T70">s</text:span> » sont rentable<text:span text:style-name="T70">s</text:span>, de plus, l'envoi d'un bit est de l'ordre de la micro-seconde, donc, même doublé, nous atteindrons quelques milli-secondes maximum pour l'envoi total du paquet.</text:p>
      <text:p text:style-name="P21"/>
      <text:p text:style-name="P26">3) Protocole d'envoi :</text:p>
      <text:p text:style-name="P18"/>
      <text:p text:style-name="P27"><text:span text:style-name="T44"><text:tab/>Les d</text:span><text:span text:style-name="T49">é</text:span><text:span text:style-name="T44">lais pour chaque envoi ne sont ici que pour du 433</text:span><text:span text:style-name="T50">M</text:span><text:span text:style-name="T44">hz </text:span><text:span text:style-name="T46">(généralement utilisé pour des </text:span><text:span text:style-name="T50">é</text:span><text:span text:style-name="T46">missions à faible portée)</text:span><text:span text:style-name="T44">, il</text:span><text:span text:style-name="T50">s</text:span><text:span text:style-name="T44"> seront à r</text:span><text:span text:style-name="T51">é</text:span><text:span text:style-name="T44">ajust</text:span><text:span text:style-name="T50">er</text:span><text:span text:style-name="T44"> suivant la fr</text:span><text:span text:style-name="T47">é</text:span><text:span text:style-name="T44">quen</text:span><text:span text:style-name="T48">c</text:span><text:span text:style-name="T44">e finale que nous choisirons. </text:span><text:span text:style-name="T46">Il nous faudra donc augmenter les valeurs suivantes pour amelior</text:span><text:span text:style-name="T52">er</text:span><text:span text:style-name="T46"> le rendement de r</text:span><text:span text:style-name="T54">é</text:span><text:span text:style-name="T46">ussite suiv</text:span><text:span text:style-name="T56">ant la fréquen</text:span><text:span text:style-name="T57">c</text:span><text:span text:style-name="T56">e que nous choisirons. A savoir que les fréquences dédié</text:span><text:span text:style-name="T57">es</text:span><text:span text:style-name="T56"> à l'aéromodelisme sont les </text:span><text:span text:style-name="T5">41,060 - 41,070 - 41,080 - 41,090 - 41,100 MHz</text:span><text:span text:style-name="T56">, </text:span><text:span text:style-name="T55">et les <text:s/></text:span><text:span text:style-name="T56">fréquences </text:span><text:span text:style-name="T55">réservé</text:span><text:span text:style-name="T58">es</text:span><text:span text:style-name="T56"> à l'aéromodelisme </text:span><text:span text:style-name="T55">sont les 35,000 - 35,010 MHz.</text:span></text:p>
      <text:p text:style-name="P39"/>
      <text:p text:style-name="P28"><text:span text:style-name="T60"><text:tab/></text:span><text:span text:style-name="T61">Temps d'envoi pour un « 0 » :</text:span></text:p>
      <text:p text:style-name="P29"><text:span text:style-name="T62"><text:tab/><text:tab/>→ HIGH sur 275 microS </text:span><text:span text:style-name="T63">(marge arbitraire* : 200 &lt; LOW &lt; 350) </text:span></text:p>
      <text:p text:style-name="P29"><text:span text:style-name="T62"><text:tab/><text:tab/>→ LOW sur 1225 microS </text:span><text:span text:style-name="T63">(marge arbitraire : 1100 &lt; HIGH &lt; 1350)</text:span></text:p>
      <text:p text:style-name="P40"/>
      <text:p text:style-name="P41"><text:tab/>Temps d'envoi pour un « 1 » : </text:p>
      <text:p text:style-name="P40"><text:tab/><text:tab/>→ HIGH sur 275 microS</text:p>
      <text:p text:style-name="P40"><text:tab/><text:tab/>→ LOW sur 275 microS</text:p>
      <text:p text:style-name="P39"/>
      <text:p text:style-name="P28"><text:span text:style-name="T60"><text:tab/></text:span><text:span text:style-name="T62">Le verrou devrai</text:span><text:span text:style-name="T64">t</text:span><text:span text:style-name="T62"> être 2750 (r</text:span><text:span text:style-name="T65">é</text:span><text:span text:style-name="T62">cup</text:span><text:span text:style-name="T65">é</text:span><text:span text:style-name="T62">ration entre 2700 &lt; verrou &lt; 2800).</text:span></text:p>
      <text:p text:style-name="P39"/>
      <text:p text:style-name="P30"><text:span text:style-name="T60"><text:tab/></text:span><text:span text:style-name="T16">E</text:span><text:span text:style-name="T15">xemple :</text:span><text:span text:style-name="T59"> Si on veut envoyer un « 0 »<text:tab/></text:span></text:p>
      <text:p text:style-name="P42">On sait qu'un 0 = 01 (<text:span text:style-name="T71">M</text:span>anchester). On envoie donc 0 puis 1:</text:p>
      <text:p text:style-name="P42">Soit : HIGH sur 275microS, LOW sur 1225microS, HIGH sur 275microS puis LOW sur 275microS</text:p>
      <text:p text:style-name="P46"/>
      <text:p text:style-name="P27"><text:span text:style-name="T31">*</text:span><text:span text:style-name="T35">marge arbitraire : Ces marges </text:span><text:span text:style-name="T36">(ici très larges) </text:span><text:span text:style-name="T35">sont à p</text:span><text:span text:style-name="T37">eau</text:span><text:span text:style-name="T35">fin</text:span><text:span text:style-name="T38">er</text:span><text:span text:style-name="T35"> lors de tests pratiques afin d'atteindre le plus de r</text:span><text:span text:style-name="T40">é</text:span><text:span text:style-name="T35">ussites de r</text:span><text:span text:style-name="T39">é</text:span><text:span text:style-name="T35">ception</text:span><text:span text:style-name="T41">s</text:span><text:span text:style-name="T35"> possibles.</text:span></text:p>
      <text:p text:style-name="P46"/>
      <text:p text:style-name="P31"><text:span text:style-name="T43">ATTENTION : </text:span><text:span text:style-name="T32">Le raspberry pi ne pouvant pas </text:span><text:span text:style-name="T40">é</text:span><text:span text:style-name="T32">mettre et recevoir en même temps, il ne m'a pas été possible de tester des envois complets, donc, en attendant la r</text:span><text:span text:style-name="T33">é</text:span><text:span text:style-name="T32">c</text:span><text:span text:style-name="T42">e</text:span><text:span text:style-name="T32">ption d'un arduino pour tester, ces valeurs resterons théorique</text:span><text:span text:style-name="T34">s</text:span><text:span text:style-name="T32">.</text:span></text:p>
      <text:p text:style-name="P46"/>
      <text:p text:style-name="P18"><text:soft-page-break/></text:p>
      <text:p text:style-name="P25">D<text:span text:style-name="T30">é</text:span>tail de la l<text:span text:style-name="T72">é</text:span>galité sur toutes les fréquences radios :</text:p>
      <text:p text:style-name="P1"><text:a xlink:type="simple" xlink:href="http://www.aurel32.net/elec/frequences_radio.php"><text:span text:style-name="T21">http://www.aurel32.net/elec/frequences_radio.php</text:span></text:a></text:p>
      <text:p text:style-name="P43"/>
      <text:p text:style-name="P25"><text:span text:style-name="T3">D</text:span><text:span text:style-name="T4">é</text:span><text:span text:style-name="T3">tail des fréquences l</text:span><text:span text:style-name="T7">é</text:span><text:span text:style-name="T3">gale</text:span><text:span text:style-name="T6">s</text:span><text:span text:style-name="T3"> relatives à l'a</text:span><text:span text:style-name="T6">é</text:span><text:span text:style-name="T3">romod</text:span><text:span text:style-name="T6">é</text:span><text:span text:style-name="T3">lisme :</text:span></text:p>
      <text:p text:style-name="P43">http://passion-maquettes-miniatures.over-blog.com/article-truc-et-astuces-frequences-en-modelisme-102071787.html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mic Sans MS" svg:font-family="'Comic Sans MS'"/>
    <style:font-face style:name="Gargi-1.2b1" svg:font-family="Gargi-1.2b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Gargi-1.2b1" style:font-family-complex="Gargi-1.2b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8T23:10:47.793948688</meta:creation-date>
    <dc:date>2013-12-29T19:54:11.411103939</dc:date>
    <meta:editing-duration>PT16H26M35S</meta:editing-duration>
    <meta:editing-cycles>80</meta:editing-cycles>
    <meta:generator>LibreOffice/4.1.3.2$Linux_X86_64 LibreOffice_project/410m0$Build-2</meta:generator>
    <meta:document-statistic meta:table-count="2" meta:image-count="0" meta:object-count="0" meta:page-count="3" meta:paragraph-count="78" meta:word-count="689" meta:character-count="4108" meta:non-whitespace-character-count="3468"/>
  </office:meta>
</office:document-meta>
</file>